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5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Queens" table:style-name="ta1">
        <table:shapes>
          <draw:frame draw:z-index="0" draw:style-name="gr1" draw:text-style-name="P1" svg:width="6.2988in" svg:height="3.5429in" svg:x="2.9673in" svg:y="0.3949in">
            <draw:object draw:notify-on-update-of-ranges="resultQueens.A4:resultQueens.A16 resultQueens.B3:resultQueens.B3 resultQueens.B4:resultQueens.B16 resultQueens.C3:resultQueens.C3 resultQueens.C4:resultQueens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24/02/22 00:35: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tony/M1/coconut/instances/Queens/Queens-m1-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omoverwdeg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Queens-0004-m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Queens-0005-m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Queens-0006-m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52" calcext:value-type="float">
            <text:p>0.005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Queens-0007-m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Queens-0009-m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Queens-0010-m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Queens-0011-m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Queens-0012-m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Queens-0020-m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7" calcext:value-type="float">
            <text:p>0.009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Queens-0030-m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34" calcext:value-type="float">
            <text:p>0.013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Queens-0100-m1</text:p>
          </table:table-cell>
          <table:table-cell office:value-type="float" office:value="1.3572" calcext:value-type="float">
            <text:p>1.3572</text:p>
          </table:table-cell>
          <table:table-cell office:value-type="float" office:value="1.7559" calcext:value-type="float">
            <text:p>1.755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Queens-0120-m1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7571" calcext:value-type="float">
            <text:p>0.7571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Queens-0200-m1</text:p>
          </table:table-cell>
          <table:table-cell office:value-type="float" office:value="0.7122" calcext:value-type="float">
            <text:p>0.7122</text:p>
          </table:table-cell>
          <table:table-cell office:value-type="float" office:value="1.6226" calcext:value-type="float">
            <text:p>1.6226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Queens-0800-m1</text:p>
          </table:table-cell>
          <table:table-cell office:value-type="float" office:value="202.8628" calcext:value-type="float">
            <text:p>202.8628</text:p>
          </table:table-cell>
          <table:table-cell office:value-type="float" office:value="1889.4944" calcext:value-type="float">
            <text:p>1889.4944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Queens.A4:resultQueens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6:06:17.3677942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6:08:20.328951113</dc:date>
    <meta:editing-duration>PT6H2M13S</meta:editing-duration>
    <meta:editing-cycles>2</meta:editing-cycles>
    <meta:generator>LibreOffice/7.2.2.2$Linux_X86_64 LibreOffice_project/02b2acce88a210515b4a5bb2e46cbfb63fe97d56</meta:generator>
    <meta:document-statistic meta:table-count="1" meta:cell-count="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Test</text:p>
        </chart:title>
        <chart:subtitle svg:x="7.52cm" svg:y="1.275cm" chart:style-name="ch3">
          <text:p>TEst</text:p>
        </chart:subtitle>
        <chart:legend chart:legend-position="end" svg:x="13.128cm" svg:y="3.952cm" style:legend-expansion="high" chart:style-name="ch4"/>
        <chart:plot-area chart:style-name="ch5" table:cell-range-address="resultQueens.A4:resultQueens.C16 resultQueens.B3:resultQueens.C3" chart:data-source-has-labels="both" svg:x="1.331cm" svg:y="2.138cm" svg:width="11.477cm" svg:height="5.701cm">
          <chart:coordinate-region svg:x="2.927cm" svg:y="2.138cm" svg:width="9.881cm" svg:height="3.12cm"/>
          <chart:axis chart:dimension="x" chart:name="primary-x" chart:style-name="ch6" chartooo:axis-type="auto">
            <chartooo:date-scale/>
            <chart:title svg:x="6.694cm" svg:y="8.019cm" chart:style-name="ch7">
              <text:p>TEst</text:p>
            </chart:title>
            <chart:categories table:cell-range-address="resultQueens.A4:resultQueens.A16"/>
            <chart:grid chart:style-name="ch8" chart:class="major"/>
          </chart:axis>
          <chart:axis chart:dimension="y" chart:name="primary-y" chart:style-name="ch9">
            <chart:title svg:x="0.451cm" svg:y="5.35cm" chart:style-name="ch10">
              <text:p>Test</text:p>
            </chart:title>
            <chart:grid chart:style-name="ch8" chart:class="major"/>
          </chart:axis>
          <chart:series chart:style-name="ch11" chart:values-cell-range-address="resultQueens.B4:resultQueens.B16" chart:label-cell-address="resultQueens.B3:resultQueens.B3" chart:class="chart:bar">
            <chart:data-point chart:repeated="13"/>
          </chart:series>
          <chart:series chart:style-name="ch12" chart:values-cell-range-address="resultQueens.C4:resultQueens.C16" chart:label-cell-address="resultQueens.C3:resultQueens.C3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overwdeg</text:p>
                <draw:g>
                  <svg:desc>resultQueens.B3:resultQueens.B3</svg:desc>
                </draw:g>
              </table:table-cell>
              <table:table-cell office:value-type="string">
                <text:p>chs</text:p>
                <draw:g>
                  <svg:desc>resultQueens.C3:resultQueen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ens-0004-m1</text:p>
                <draw:g>
                  <svg:desc>resultQueens.A4:resultQueens.A16</svg:desc>
                </draw:g>
              </table:table-cell>
              <table:table-cell office:value-type="float" office:value="0.001">
                <text:p>0.001</text:p>
                <draw:g>
                  <svg:desc>resultQueens.B4:resultQueens.B16</svg:desc>
                </draw:g>
              </table:table-cell>
              <table:table-cell office:value-type="float" office:value="0.0009">
                <text:p>0.0009</text:p>
                <draw:g>
                  <svg:desc>resultQueens.C4:resultQueens.C16</svg:desc>
                </draw:g>
              </table:table-cell>
            </table:table-row>
            <table:table-row>
              <table:table-cell office:value-type="string">
                <text:p>Queens-0005-m1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Queens-0006-m1</text:p>
              </table:table-cell>
              <table:table-cell office:value-type="float" office:value="0.0046">
                <text:p>0.0046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Queens-0007-m1</text:p>
              </table:table-cell>
              <table:table-cell office:value-type="float" office:value="0.0011">
                <text:p>0.001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Queens-0009-m1</text:p>
              </table:table-cell>
              <table:table-cell office:value-type="float" office:value="0.0012">
                <text:p>0.001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Queens-0010-m1</text:p>
              </table:table-cell>
              <table:table-cell office:value-type="float" office:value="0.0013">
                <text:p>0.001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Queens-0011-m1</text:p>
              </table:table-cell>
              <table:table-cell office:value-type="float" office:value="0.0016">
                <text:p>0.001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Queens-0012-m1</text:p>
              </table:table-cell>
              <table:table-cell office:value-type="float" office:value="0.001">
                <text:p>0.00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Queens-0020-m1</text:p>
              </table:table-cell>
              <table:table-cell office:value-type="float" office:value="0.0046">
                <text:p>0.0046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Queens-0030-m1</text:p>
              </table:table-cell>
              <table:table-cell office:value-type="float" office:value="0.0044">
                <text:p>0.0044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Queens-0100-m1</text:p>
              </table:table-cell>
              <table:table-cell office:value-type="float" office:value="1.3572">
                <text:p>1.3572</text:p>
              </table:table-cell>
              <table:table-cell office:value-type="float" office:value="1.7559">
                <text:p>1.7559</text:p>
              </table:table-cell>
            </table:table-row>
            <table:table-row>
              <table:table-cell office:value-type="string">
                <text:p>Queens-0120-m1</text:p>
              </table:table-cell>
              <table:table-cell office:value-type="float" office:value="0.2933">
                <text:p>0.2933</text:p>
              </table:table-cell>
              <table:table-cell office:value-type="float" office:value="0.7571">
                <text:p>0.7571</text:p>
              </table:table-cell>
            </table:table-row>
            <table:table-row>
              <table:table-cell office:value-type="string">
                <text:p>Queens-0200-m1</text:p>
              </table:table-cell>
              <table:table-cell office:value-type="float" office:value="0.7122">
                <text:p>0.7122</text:p>
              </table:table-cell>
              <table:table-cell office:value-type="float" office:value="1.6226">
                <text:p>1.6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